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size="28pt"/>
    </style:style>
    <style:style style:name="P2" style:family="paragraph" style:parent-style-name="Standard">
      <style:text-properties fo:font-size="28pt" officeooo:paragraph-rsid="001efa49"/>
    </style:style>
    <style:style style:name="P3" style:family="paragraph" style:parent-style-name="Standard">
      <style:text-properties fo:font-size="28pt" fo:font-weight="bold" officeooo:rsid="001efa49" officeooo:paragraph-rsid="001efa49" style:font-weight-asian="bold" style:font-weight-complex="bold"/>
    </style:style>
    <style:style style:name="P4" style:family="paragraph" style:parent-style-name="Standard">
      <style:text-properties fo:font-size="28pt" officeooo:paragraph-rsid="0020c176"/>
    </style:style>
    <style:style style:name="T1" style:family="text">
      <style:text-properties officeooo:rsid="0020c176"/>
    </style:style>
    <style:style style:name="T2" style:family="text">
      <style:text-properties officeooo:rsid="002159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Za <text:span text:style-name="T1">X</text:span><text:span text:style-name="T2">xxxxx</text:span> 20<text:span text:style-name="T1">XX</text:span></text:p>
      <text:p text:style-name="P1"/>
      <text:p text:style-name="P4">ZUS <text:span text:style-name="T1">xxx</text:span><text:line-break/><text:line-break/>PPE <text:span text:style-name="T1">xxx</text:span><text:line-break/><text:line-break/>VAT <text:span text:style-name="T1">xxx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8-11T21:08:06.645217000</meta:creation-date>
    <dc:date>2022-09-15T20:42:49.071996000</dc:date>
    <meta:editing-duration>PT3M20S</meta:editing-duration>
    <meta:editing-cycles>3</meta:editing-cycles>
    <meta:generator>LibreOffice/7.2.2.2$MacOSX_X86_64 LibreOffice_project/02b2acce88a210515b4a5bb2e46cbfb63fe97d56</meta:generator>
    <meta:document-statistic meta:table-count="0" meta:image-count="0" meta:object-count="0" meta:page-count="1" meta:paragraph-count="2" meta:word-count="9" meta:character-count="39" meta:non-whitespace-character-count="30"/>
  </office:meta>
</office:document-meta>
</file>